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opacity="50%" draw:textarea-horizontal-align="left" draw:textarea-vertical-align="bottom" draw:auto-grow-height="false" fo:min-height="0.95cm" fo:min-width="11.6cm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559cm" fo:min-width="3.9cm"/>
      <style:paragraph-properties style:writing-mode="lr-tb"/>
    </style:style>
    <style:style style:name="gr6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6cm" fo:min-width="6cm"/>
      <style:paragraph-properties style:writing-mode="lr-tb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59cm" fo:min-width="4.1cm"/>
      <style:paragraph-properties style:writing-mode="lr-tb"/>
    </style:style>
    <style:style style:name="gr9" style:family="graphic" style:parent-style-name="standard">
      <style:graphic-properties draw:fill="solid" draw:fill-color="#e6e6ff" draw:opacity="50%" draw:textarea-horizontal-align="left" draw:textarea-vertical-align="middle" draw:auto-grow-height="false" fo:min-height="0.95cm" fo:min-width="5.9cm" draw:shadow-opacity="50%"/>
      <style:paragraph-properties style:writing-mode="lr-tb"/>
    </style:style>
    <style:style style:name="P1" style:family="paragraph">
      <loext:graphic-properties draw:fill="solid" draw:fill-color="#e6e6ff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" style:family="paragraph"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3" style:family="paragraph">
      <loext:graphic-properties draw:fill-color="#ffff99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 fo:font-style="normal" style:font-size-asian="18pt" style:font-style-asian="italic" style:font-weight-asian="normal" style:font-size-complex="18pt" style:font-style-complex="italic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14pt" fo:font-style="italic" style:font-size-asian="18pt" style:font-style-asian="italic" style:font-size-complex="18pt" style:font-style-complex="italic"/>
    </style:style>
    <style:style style:name="P8" style:family="paragraph">
      <loext:graphic-properties draw:fill="solid" draw:fill-color="#e6e6ff" draw:opacity="50%"/>
      <style:paragraph-properties fo:margin-left="0cm" fo:margin-right="0cm" fo:text-align="center" fo:text-indent="0cm"/>
      <style:text-properties fo:font-size="14pt" fo:font-style="italic" style:font-size-asian="18pt" style:font-style-asian="italic" style:font-size-complex="18pt" style:font-style-complex="italic"/>
    </style:style>
    <style:style style:name="T1" style:family="text">
      <style:text-properties fo:font-size="1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1cm" svg:height="1.2cm" svg:x="2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.1cm" svg:height="1.2cm" svg:x="2.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a xlink:href="file:///maven-plugin-tools-java/" xlink:type="simple" xlink:show="embed">
          <draw:custom-shape draw:style-name="gr2" draw:text-style-name="P2" xml:id="id4" draw:id="id4" draw:layer="layout" svg:width="4.255cm" svg:height="0.808cm" svg:x="2.4cm" svg:y="4.7cm">
            <text:p text:style-name="P2"><text:span text:style-name="T1">plugin-tools-jav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plugin-tools-generators/" xlink:type="simple" xlink:show="embed">
          <draw:custom-shape draw:style-name="gr2" draw:text-style-name="P2" xml:id="id3" draw:id="id3" draw:layer="layout" svg:width="6cm" svg:height="0.808cm" svg:x="6.4cm" svg:y="3.3cm">
            <text:p text:style-name="P2"><text:span text:style-name="T1">plugin-tools-generato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plugin-plugin/" xlink:type="simple" xlink:show="embed">
          <draw:custom-shape draw:style-name="gr2" draw:text-style-name="P2" xml:id="id1" draw:id="id1" draw:layer="layout" svg:width="5.165cm" svg:height="0.81cm" svg:x="4.235cm" svg:y="1cm">
            <text:p text:style-name="P2"><text:span text:style-name="T1">maven-plugin-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doxia/" xlink:type="simple" xlink:show="embed">
          <draw:custom-shape draw:style-name="gr3" draw:text-style-name="P3" xml:id="id10" draw:id="id10" draw:layer="layout" svg:width="2.2cm" svg:height="0.81cm" svg:x="14.6cm" svg:y="3.4cm">
            <text:p text:style-name="P2"><text:span text:style-name="T1">Doxi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plugin-tools-api/" xlink:type="simple" xlink:show="embed">
          <draw:custom-shape draw:style-name="gr2" draw:text-style-name="P2" xml:id="id2" draw:id="id2" draw:layer="layout" svg:width="4.324cm" svg:height="0.81cm" svg:x="1.7cm" svg:y="3.29cm">
            <text:p text:style-name="P2"><text:span text:style-name="T1">plugin-tools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4" draw:layer="layout" draw:type="line" svg:x1="6.817cm" svg:y1="1.81cm" svg:x2="3.862cm" svg:y2="3.29cm" draw:start-shape="id1" draw:start-glue-point="2" draw:end-shape="id2" draw:end-glue-point="0" svg:d="M6817 1810l-2955 1480" svg:viewBox="0 0 2956 1481">
          <text:p/>
        </draw:connector>
        <draw:connector draw:style-name="gr4" draw:text-style-name="P5" draw:layer="layout" draw:type="line" svg:x1="6.817cm" svg:y1="1.81cm" svg:x2="9.4cm" svg:y2="3.3cm" draw:start-shape="id1" draw:start-glue-point="2" draw:end-shape="id3" draw:end-glue-point="0" svg:d="M6817 1810l2583 1490" svg:viewBox="0 0 2584 1491">
          <text:p/>
        </draw:connector>
        <draw:a xlink:href="https://maven.apache.org/ref/current/maven-plugin-api/" xlink:type="simple" xlink:show="embed">
          <draw:custom-shape draw:style-name="gr5" draw:text-style-name="P3" xml:id="id7" draw:id="id7" draw:layer="layout" svg:width="4.4cm" svg:height="0.809cm" svg:x="8.8cm" svg:y="2.091cm">
            <text:p text:style-name="P2"><text:span text:style-name="T1">maven-plugin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paul-hammant/qdox" xlink:type="simple" xlink:show="embed">
          <draw:custom-shape draw:style-name="gr3" draw:text-style-name="P3" draw:layer="layout" svg:width="1.716cm" svg:height="0.809cm" svg:x="14.4cm" svg:y="4.7cm">
            <text:p text:style-name="P2"><text:span text:style-name="T1">qdo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plugin-tools-annotations/" xlink:type="simple" xlink:show="embed">
          <draw:custom-shape draw:style-name="gr2" draw:text-style-name="P2" xml:id="id5" draw:id="id5" draw:layer="layout" svg:width="5.8cm" svg:height="0.81cm" svg:x="2.4cm" svg:y="6.101cm">
            <text:p text:style-name="P2"><text:span text:style-name="T1">plugin-tools-annot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plugin-tools-annotations/" xlink:type="simple" xlink:show="embed">
          <draw:custom-shape draw:style-name="gr2" draw:text-style-name="P2" xml:id="id8" draw:id="id8" draw:layer="layout" svg:width="4.5cm" svg:height="0.81cm" svg:x="9.4cm" svg:y="6.101cm">
            <text:p text:style-name="P2"><text:span text:style-name="T1">plugin-annot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6" draw:text-style-name="P6" draw:layer="layout" draw:line-skew="-0.199cm" svg:x1="2.4cm" svg:y1="5.104cm" svg:x2="1.7cm" svg:y2="3.695cm" draw:start-shape="id4" draw:start-glue-point="3" draw:end-shape="id2" svg:d="M2400 5104h-1400v-1409h700" svg:viewBox="0 0 1401 1410">
          <text:p/>
        </draw:connector>
        <draw:connector draw:style-name="gr6" draw:text-style-name="P6" draw:layer="layout" draw:line-skew="-0.8cm" svg:x1="2.4cm" svg:y1="6.506cm" svg:x2="1.701cm" svg:y2="3.696cm" draw:start-shape="id5" draw:start-glue-point="3" svg:d="M2400 6506h-1400v-2810h701" svg:viewBox="0 0 1401 2811">
          <text:p/>
        </draw:connector>
        <draw:a xlink:href="https://asm.ow2.io/" xlink:type="simple" xlink:show="embed">
          <draw:custom-shape draw:style-name="gr3" draw:text-style-name="P3" draw:layer="layout" svg:width="1.716cm" svg:height="0.809cm" svg:x="14.4cm" svg:y="6.1cm">
            <text:p text:style-name="P2"><text:span text:style-name="T1">as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5" draw:layer="layout" draw:type="line" svg:x1="13.35cm" svg:y1="1.81cm" svg:x2="11cm" svg:y2="2.091cm" draw:start-shape="id6" draw:start-glue-point="2" draw:end-shape="id7" draw:end-glue-point="0" svg:d="M13350 1810l-2350 281" svg:viewBox="0 0 2351 282">
          <text:p/>
        </draw:connector>
        <draw:connector draw:style-name="gr4" draw:text-style-name="P5" draw:layer="layout" draw:type="line" svg:x1="6.817cm" svg:y1="1.81cm" svg:x2="11cm" svg:y2="2.091cm" draw:start-shape="id1" draw:start-glue-point="2" draw:end-shape="id7" draw:end-glue-point="0" svg:d="M6817 1810l4183 281" svg:viewBox="0 0 4184 282">
          <text:p/>
        </draw:connector>
        <draw:connector draw:style-name="gr4" draw:text-style-name="P5" draw:layer="layout" draw:type="line" svg:x1="8.2cm" svg:y1="6.506cm" svg:x2="9.4cm" svg:y2="6.506cm" draw:start-shape="id5" draw:start-glue-point="1" draw:end-shape="id8" draw:end-glue-point="3" svg:d="M8200 6506h1200" svg:viewBox="0 0 1201 1">
          <text:p/>
        </draw:connector>
        <draw:a xlink:href="file:///maven-plugin-report-plugin/" xlink:type="simple" xlink:show="embed">
          <draw:custom-shape draw:style-name="gr7" draw:text-style-name="P2" xml:id="id6" draw:id="id6" draw:layer="layout" svg:width="6.5cm" svg:height="0.81cm" svg:x="10.1cm" svg:y="1cm">
            <text:p text:style-name="P2"><text:span text:style-name="T1">maven-plugin-report-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shared/maven-reporting-api/" xlink:type="simple" xlink:show="embed">
          <draw:custom-shape draw:style-name="gr8" draw:text-style-name="P3" xml:id="id9" draw:id="id9" draw:layer="layout" svg:width="4.6cm" svg:height="0.809cm" svg:x="13.4cm" svg:y="2.1cm">
            <text:p text:style-name="P2"><text:span text:style-name="T1">maven-reporting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5" draw:layer="layout" draw:type="line" svg:x1="13.35cm" svg:y1="1.81cm" svg:x2="15.7cm" svg:y2="2.1cm" draw:start-shape="id6" draw:start-glue-point="2" draw:end-shape="id9" draw:end-glue-point="0" svg:d="M13350 1810l2350 290" svg:viewBox="0 0 2351 291">
          <text:p/>
        </draw:connector>
        <draw:connector draw:style-name="gr4" draw:text-style-name="P5" draw:layer="layout" draw:type="line" svg:x1="15.7cm" svg:y1="2.909cm" svg:x2="15.7cm" svg:y2="3.4cm" draw:start-shape="id9" draw:start-glue-point="2" draw:end-shape="id10" draw:end-glue-point="0" svg:d="M15700 2909v491" svg:viewBox="0 0 1 492">
          <text:p/>
        </draw:connector>
        <draw:a xlink:href="file:///maven-script/" xlink:type="simple" xlink:show="embed">
          <draw:custom-shape draw:style-name="gr9" draw:text-style-name="P8" draw:layer="layout" svg:width="6.4cm" svg:height="1.2cm" svg:x="2.1cm" svg:y="7.3cm">
            <text:p text:style-name="P7"><text:span text:style-name="T2">maven-script (deprecated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0T23:12:09</meta:creation-date>
    <dc:date>2024-03-21T09:16:29.285108119</dc:date>
    <meta:editing-cycles>54</meta:editing-cycles>
    <meta:editing-duration>PT11H49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